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faa" officeooo:paragraph-rsid="00089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der detail</text:p>
      <text:p text:style-name="P1"><text:tab/>name</text:p>
      <text:p text:style-name="P1"><text:tab/>add.</text:p>
      <text:p text:style-name="P1"><text:tab/>Sing.</text:p>
      <text:p text:style-name="P1"><text:tab/>Stemp. </text:p>
      <text:p text:style-name="P1"><text:tab/>Give tradmart date :- </text:p>
      <text:p text:style-name="P1"><text:tab/></text:p>
      <text:p text:style-name="P1">seller</text:p>
      <text:p text:style-name="P1"><text:tab/>name</text:p>
      <text:p text:style-name="P1"><text:tab/>add.</text:p>
      <text:p text:style-name="P1"><text:tab/></text:p>
      <text:p text:style-name="P1">tradermar</text:p>
      <text:p text:style-name="P1"><text:tab/>tradmart name</text:p>
      <text:p text:style-name="P1"><text:tab/>date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2:05:16.086548609</meta:creation-date>
    <dc:date>2025-10-16T21:38:01.125533928</dc:date>
    <meta:editing-duration>PT9H18M35S</meta:editing-duration>
    <meta:editing-cycles>1</meta:editing-cycles>
    <meta:document-statistic meta:table-count="0" meta:image-count="0" meta:object-count="0" meta:page-count="1" meta:paragraph-count="15" meta:word-count="17" meta:character-count="107" meta:non-whitespace-character-count="88"/>
    <meta:generator>LibreOffice/25.2.2.2$Linux_X86_64 LibreOffice_project/520$Build-2</meta:generator>
  </office:meta>
</office:document-meta>
</file>